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0.192cm" fo:margin-left="1.3cm" fo:margin-top="0cm" fo:margin-bottom="0cm" table:align="left" style:writing-mode="lr-tb"/>
    </style:style>
    <style:style style:name="Tabela1.A" style:family="table-column">
      <style:table-column-properties style:column-width="5.44cm"/>
    </style:style>
    <style:style style:name="Tabela1.B" style:family="table-column">
      <style:table-column-properties style:column-width="4.75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0.442cm" fo:margin-left="1.3cm" fo:margin-top="0cm" fo:margin-bottom="0cm" table:align="left" style:writing-mode="lr-tb"/>
    </style:style>
    <style:style style:name="Tabela2.A" style:family="table-column">
      <style:table-column-properties style:column-width="5.44cm"/>
    </style:style>
    <style:style style:name="Tabela2.B" style:family="table-column">
      <style:table-column-properties style:column-width="5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9.003cm" fo:margin-left="1.3cm" fo:margin-top="0cm" fo:margin-bottom="0cm" table:align="left" style:writing-mode="lr-tb"/>
    </style:style>
    <style:style style:name="Tabela3.A" style:family="table-column">
      <style:table-column-properties style:column-width="4.50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2" style:family="table-row">
      <style:table-row-properties style:min-row-height="0.704cm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3" style:family="table-row">
      <style:table-row-properties style:min-row-height="0.785cm" fo:keep-together="auto"/>
    </style:style>
    <style:style style:name="Tabela3.4" style:family="table-row">
      <style:table-row-properties style:min-row-height="0.34cm" fo:keep-together="auto"/>
    </style:style>
    <style:style style:name="P1" style:family="paragraph" style:parent-style-name="Normal_20__28_Web_29_">
      <style:paragraph-properties fo:margin-top="0cm" fo:margin-bottom="0.25cm" loext:contextual-spacing="false"/>
      <style:text-properties officeooo:paragraph-rsid="00175aba"/>
    </style:style>
    <style:style style:name="P2" style:family="paragraph" style:parent-style-name="Parágrafo_20_da_20_Lista1" style:list-style-name="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75aba"/>
    </style:style>
    <style:style style:name="P3" style:family="paragraph" style:parent-style-name="Parágrafo_20_da_20_Lista1" style:list-style-name="">
      <style:paragraph-properties fo:margin-left="0cm" fo:margin-right="0cm" fo:text-indent="0cm" style:auto-text-indent="false"/>
      <style:text-properties officeooo:paragraph-rsid="00175aba"/>
    </style:style>
    <style:style style:name="P4" style:family="paragraph" style:parent-style-name="Parágrafo_20_da_20_Lista1" style:list-style-name="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fo:font-size="10pt" officeooo:paragraph-rsid="00175aba" style:font-size-asian="10pt" style:font-name-complex="Times New Roman1" style:font-size-complex="10pt" style:font-weight-complex="bold"/>
    </style:style>
    <style:style style:name="P5" style:family="paragraph" style:parent-style-name="Parágrafo_20_da_20_Lista1" style:list-style-name="">
      <style:paragraph-properties fo:margin-left="0cm" fo:margin-right="0cm" fo:text-indent="0cm" style:auto-text-indent="false"/>
      <style:text-properties fo:color="#000000" fo:font-size="10pt" officeooo:paragraph-rsid="00175aba" style:font-size-asian="10pt" style:font-name-complex="Times New Roman1" style:font-size-complex="10pt" style:font-weight-complex="bold"/>
    </style:style>
    <style:style style:name="P6" style:family="paragraph" style:parent-style-name="Parágrafo_20_da_20_Lista1" style:list-style-name="">
      <style:paragraph-properties fo:margin-left="1.109cm" fo:margin-right="0cm" fo:text-indent="0cm" style:auto-text-indent="false">
        <style:tab-stops>
          <style:tab-stop style:position="1.109cm"/>
        </style:tab-stops>
      </style:paragraph-properties>
      <style:text-properties fo:color="#000000" fo:font-size="10pt" officeooo:paragraph-rsid="00175aba" style:font-size-asian="10pt" style:font-name-complex="Times New Roman1" style:font-size-complex="10pt" style:font-weight-complex="bold"/>
    </style:style>
    <style:style style:name="P7" style:family="paragraph" style:parent-style-name="Parágrafo_20_da_20_Lista1" style:list-style-name="WWNum5">
      <style:paragraph-properties fo:margin-left="2.06cm" fo:margin-right="0cm" fo:text-indent="-0.635cm" style:auto-text-indent="false"/>
      <style:text-properties officeooo:paragraph-rsid="00175aba" style:font-name-asian="Calibri" style:language-asian="en" style:country-asian="US"/>
    </style:style>
    <style:style style:name="P8" style:family="paragraph" style:parent-style-name="Parágrafo_20_da_20_Lista1" style:list-style-name="">
      <style:paragraph-properties fo:margin-left="2.06cm" fo:margin-right="0cm" fo:text-indent="-0.635cm" style:auto-text-indent="false"/>
      <style:text-properties officeooo:paragraph-rsid="00175aba" style:font-name-asian="Calibri" style:language-asian="en" style:country-asian="US"/>
    </style:style>
    <style:style style:name="P9" style:family="paragraph" style:parent-style-name="Parágrafo_20_da_20_Lista1" style:list-style-name="WWNum5">
      <style:paragraph-properties fo:margin-left="1.425cm" fo:margin-right="0cm" fo:text-indent="0cm" style:auto-text-indent="false"/>
      <style:text-properties officeooo:paragraph-rsid="00175aba" style:font-name-asian="Calibri" style:language-asian="en" style:country-asian="US"/>
    </style:style>
    <style:style style:name="P10" style:family="paragraph" style:parent-style-name="Standard">
      <style:text-properties officeooo:paragraph-rsid="00175aba"/>
    </style:style>
    <style:style style:name="P11" style:family="paragraph" style:parent-style-name="Standard">
      <style:text-properties officeooo:rsid="00175aba" officeooo:paragraph-rsid="00175aba"/>
    </style:style>
    <style:style style:name="T1" style:family="text">
      <style:text-properties fo:color="#000000" fo:font-size="10pt" fo:font-weight="bold" style:font-size-asian="10pt" style:font-weight-asian="bold" style:font-name-complex="Times New Roman1" style:font-size-complex="10pt"/>
    </style:style>
    <style:style style:name="T2" style:family="text">
      <style:text-properties fo:color="#000000" fo:font-size="10pt" fo:font-weight="bold" style:font-name-asian="Calibri" style:font-size-asian="10pt" style:language-asian="en" style:country-asian="US" style:font-weight-asian="bold" style:font-name-complex="Times New Roman1" style:font-size-complex="10pt"/>
    </style:style>
    <style:style style:name="T3" style:family="text">
      <style:text-properties fo:color="#000000" fo:font-size="10pt" style:font-size-asian="10pt" style:font-name-complex="Times New Roman1" style:font-size-complex="10pt" style:font-weight-complex="bold"/>
    </style:style>
    <style:style style:name="T4" style:family="text">
      <style:text-properties fo:color="#000000" fo:font-size="10pt" officeooo:rsid="000837cf" style:font-size-asian="10pt" style:font-name-complex="Times New Roman1" style:font-size-complex="10pt" style:font-weight-complex="bold"/>
    </style:style>
    <style:style style:name="T5" style:family="text">
      <style:text-properties fo:color="#000000" fo:font-size="10pt" officeooo:rsid="00091fcb" style:font-size-asian="10pt" style:font-name-complex="Times New Roman1" style:font-size-complex="10pt" style:font-weight-complex="bold"/>
    </style:style>
    <style:style style:name="T6" style:family="text">
      <style:text-properties fo:font-size="10pt" style:font-size-asian="10pt" style:font-name-complex="Times New Roman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837c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 text:c="24"/><text:span text:style-name="T2">VALORES CRÍTICOS BIOQUÍMICA</text:span></text:p>
      <text:p text:style-name="P1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" text:outline-level="1"><text:span text:style-name="T1">Parâmetro</text:span></text:h>
          </table:table-cell>
          <table:table-cell table:style-name="Tabela1.A1" office:value-type="string">
            <text:h text:style-name="P2" text:outline-level="1"><text:span text:style-name="T1">Valor</text:span></text:h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Ácido úrico</text:span></text:h>
            <text:h text:style-name="P4" text:outline-level="1"/>
          </table:table-cell>
          <table:table-cell table:style-name="Tabela1.A2" office:value-type="string">
            <text:h text:style-name="P2" text:outline-level="1"><text:span text:style-name="T3">&gt; 13 mg/d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Amilase</text:span></text:h>
            <text:h text:style-name="P4" text:outline-level="1"/>
          </table:table-cell>
          <table:table-cell table:style-name="Tabela1.A2" office:value-type="string">
            <text:h text:style-name="P2" text:outline-level="1"><text:span text:style-name="T3">&gt; 200 U/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Bilirrubina</text:span></text:h>
            <text:h text:style-name="P6" text:outline-level="1"/>
          </table:table-cell>
          <table:table-cell table:style-name="Tabela1.A2" office:value-type="string">
            <text:h text:style-name="P2" text:outline-level="1"><text:span text:style-name="T3">&gt; 15 mg/d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Cálcio iônico</text:span></text:h>
            <text:h text:style-name="P4" text:outline-level="1"/>
          </table:table-cell>
          <table:table-cell table:style-name="Tabela1.A2" office:value-type="string">
            <text:h text:style-name="P2" text:outline-level="1"><text:span text:style-name="T3">&gt; 6,6 mg/dL</text:span></text:h>
            <text:h text:style-name="P2" text:outline-level="1"><text:span text:style-name="T3">&lt; 3,1 mg/d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Cálcio total</text:span></text:h>
            <text:h text:style-name="P4" text:outline-level="1"/>
          </table:table-cell>
          <table:table-cell table:style-name="Tabela1.A2" office:value-type="string">
            <text:h text:style-name="P2" text:outline-level="1"><text:span text:style-name="T3">&gt; 14 mg/dL</text:span></text:h>
            <text:h text:style-name="P2" text:outline-level="1"><text:span text:style-name="T3">&lt; 6,3 mg/d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2" text:outline-level="1"><text:span text:style-name="T3">Cloro</text:span></text:h>
            <text:h text:style-name="P4" text:outline-level="1"/>
          </table:table-cell>
          <table:table-cell table:style-name="Tabela1.A2" office:value-type="string">
            <text:h text:style-name="P2" text:outline-level="1"><text:span text:style-name="T3">&lt; <text:s/>75 mmol/L</text:span></text:h>
            <text:h text:style-name="P2" text:outline-level="1"><text:span text:style-name="T3">&gt; 125mmol/L</text:span></text:h>
            <text:h text:style-name="P4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Creatinina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gt; 8,0 mg/d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Creatinoquinase (CK)</text:span></text:h>
          </table:table-cell>
          <table:table-cell table:style-name="Tabela1.A2" office:value-type="string">
            <text:h text:style-name="P3" text:outline-level="1"><text:span text:style-name="T3">&gt; 1000 U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CK-MB</text:span></text:h>
          </table:table-cell>
          <table:table-cell table:style-name="Tabela1.A2" office:value-type="string">
            <text:h text:style-name="P3" text:outline-level="1"><text:span text:style-name="T3">&gt; 30 UI (37º C)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Dímeros D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gt; 1000 ng/mL FEU</text:span></text:h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Fosforo</text:span></text:h>
          </table:table-cell>
          <table:table-cell table:style-name="Tabela1.A2" office:value-type="string">
            <text:h text:style-name="P3" text:outline-level="1"><text:span text:style-name="T3">&lt; 1,0 mg/dL</text:span><text:bookmark text:name="_GoBack"/></text:h>
            <text:h text:style-name="P3" text:outline-level="1"><text:span text:style-name="T3">&gt; 9,0 mg/d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Glicose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lt; 60 mg/dL</text:span></text:h>
            <text:h text:style-name="P3" text:outline-level="1"><text:span text:style-name="T3">&gt; 400 mg/d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Lactato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gt; 22 mg/d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Lactato deshidrogenase (LDH)</text:span></text:h>
          </table:table-cell>
          <table:table-cell table:style-name="Tabela1.A2" office:value-type="string">
            <text:h text:style-name="P3" text:outline-level="1"><text:span text:style-name="T3">&gt; 1.000 U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Lipase</text:span></text:h>
          </table:table-cell>
          <table:table-cell table:style-name="Tabela1.A2" office:value-type="string">
            <text:h text:style-name="P3" text:outline-level="1"><text:span text:style-name="T3">&gt; 700 U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Mioglobina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gt; 110 mg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Potássio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lt; 2,8 m</text:span><text:span text:style-name="T4">mol</text:span><text:span text:style-name="T3">/L</text:span></text:h>
            <text:h text:style-name="P3" text:outline-level="1"><text:span text:style-name="T3">&gt; 6,0 m</text:span><text:span text:style-name="T4">mol</text:span><text:span text:style-name="T3">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Sódio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lt; 120 m</text:span><text:span text:style-name="T4">mol</text:span><text:span text:style-name="T3">/L</text:span></text:h>
            <text:h text:style-name="P3" text:outline-level="1"><text:span text:style-name="T3">&gt; 160 m</text:span><text:span text:style-name="T4">mol</text:span><text:span text:style-name="T3">/L</text:span></text:h>
            <text:h text:style-name="P5" text:outline-level="1"/>
          </table:table-cell>
        </table:table-row>
        <table:table-row table:style-name="Tabela1.1">
          <table:table-cell table:style-name="Tabela1.A2" office:value-type="string">
            <text:h text:style-name="P3" text:outline-level="1"><text:span text:style-name="T3">Troponina T</text:span></text:h>
            <text:h text:style-name="P5" text:outline-level="1"/>
          </table:table-cell>
          <table:table-cell table:style-name="Tabela1.A2" office:value-type="string">
            <text:h text:style-name="P3" text:outline-level="1"><text:span text:style-name="T3">&gt; </text:span><text:span text:style-name="T4">11</text:span><text:span text:style-name="T3"> ng/mL</text:span></text:h>
            <text:h text:style-name="P5" text:outline-level="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0752791" text:style-name="WWNum5">
        <text:list-item>
          <text:list>
            <text:list-header>
              <text:h text:style-name="P9" text:outline-level="1"><text:soft-page-break/><text:span text:style-name="T1"><text:s text:c="18"/>VALORES CRÍTICOS HEMATOLOGIA</text:span></text:h>
            </text:list-header>
          </text:list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h text:style-name="P3" text:outline-level="1"><text:span text:style-name="T1">Parâmetro</text:span></text:h>
          </table:table-cell>
          <table:table-cell table:style-name="Tabela2.A1" office:value-type="string">
            <text:h text:style-name="P3" text:outline-level="1"><text:span text:style-name="T1">Valor</text:span></text:h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Contagem de leucócitos</text:span></text:h>
            <text:h text:style-name="P5" text:outline-level="1"/>
          </table:table-cell>
          <table:table-cell table:style-name="Tabela2.A1" office:value-type="string">
            <text:h text:style-name="P3" text:outline-level="1"><text:span text:style-name="T5">&lt;</text:span><text:span text:style-name="T3"> 2.000/µL</text:span></text:h>
            <text:h text:style-name="P3" text:outline-level="1"><text:span text:style-name="T5">&gt;</text:span><text:span text:style-name="T3"> 50.000/µL</text:span></text:h>
            <text:h text:style-name="P5" text:outline-level="1"/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Contagem de plaquetas</text:span></text:h>
            <text:h text:style-name="P5" text:outline-level="1"/>
          </table:table-cell>
          <table:table-cell table:style-name="Tabela2.A1" office:value-type="string">
            <text:h text:style-name="P3" text:outline-level="1"><text:span text:style-name="T3">&lt; 20.000/uL</text:span></text:h>
            <text:h text:style-name="P3" text:outline-level="1"><text:span text:style-name="T3">&gt; 1.000.000/uL</text:span></text:h>
            <text:h text:style-name="P5" text:outline-level="1"/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Fibrinogênio</text:span></text:h>
          </table:table-cell>
          <table:table-cell table:style-name="Tabela2.A1" office:value-type="string">
            <text:h text:style-name="P3" text:outline-level="1"><text:span text:style-name="T3">&lt; 600 </text:span><text:span text:style-name="T6">mg/dL</text:span></text:h>
            <text:h text:style-name="P5" text:outline-level="1"/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Hematócrito</text:span></text:h>
            <text:h text:style-name="P5" text:outline-level="1"/>
          </table:table-cell>
          <table:table-cell table:style-name="Tabela2.A1" office:value-type="string">
            <text:h text:style-name="P3" text:outline-level="1"><text:span text:style-name="T3">&lt; 18 vol%</text:span></text:h>
            <text:h text:style-name="P3" text:outline-level="1"><text:span text:style-name="T3">&gt; 60 vol%</text:span></text:h>
            <text:h text:style-name="P5" text:outline-level="1"/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Hemoglobina</text:span></text:h>
            <text:h text:style-name="P5" text:outline-level="1"/>
          </table:table-cell>
          <table:table-cell table:style-name="Tabela2.A1" office:value-type="string">
            <text:h text:style-name="P3" text:outline-level="1"><text:span text:style-name="T3">&lt; 6,6 g/dL</text:span></text:h>
            <text:h text:style-name="P3" text:outline-level="1"><text:span text:style-name="T3">&gt; 19,9 g/dL</text:span></text:h>
            <text:h text:style-name="P5" text:outline-level="1"/>
          </table:table-cell>
        </table:table-row>
        <table:table-row table:style-name="Tabela2.1">
          <table:table-cell table:style-name="Tabela2.A1" office:value-type="string">
            <text:h text:style-name="P3" text:outline-level="1"><text:span text:style-name="T3">Tempo de Protrombina</text:span></text:h>
          </table:table-cell>
          <table:table-cell table:style-name="Tabela2.A1" office:value-type="string">
            <text:h text:style-name="P3" text:outline-level="1"><text:span text:style-name="T3">INR &gt; 6 ou incoagulável</text:span></text:h>
          </table:table-cell>
        </table:table-row>
      </table:table>
      <text:p text:style-name="P10"/>
      <text:p text:style-name="P10"/>
      <text:list xml:id="list105356321628166" text:continue-numbering="true" text:style-name="WWNum5">
        <text:list-item>
          <text:list>
            <text:list-header>
              <text:h text:style-name="P7" text:outline-level="1"><text:span text:style-name="T1"><text:s text:c="2"/>VALORES CRÍTICOS TESTE RÁPIDO</text:span></text:h>
            </text:list-header>
          </text:list>
        </text:list-item>
      </text:list>
      <text:h text:style-name="P8" text:outline-level="1"><text:span text:style-name="T1"/></text:h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h text:style-name="P3" text:outline-level="1"><text:span text:style-name="T1">Parâmetro</text:span></text:h>
          </table:table-cell>
          <table:table-cell table:style-name="Tabela3.A1" office:value-type="string">
            <text:h text:style-name="P3" text:outline-level="1"><text:span text:style-name="T1">Valor</text:span></text:h>
          </table:table-cell>
        </table:table-row>
        <table:table-row table:style-name="Tabela3.2">
          <table:table-cell table:style-name="Tabela3.A2" office:value-type="string">
            <text:h text:style-name="P3" text:outline-level="1"><text:span text:style-name="T3">Teste rápido HIV</text:span></text:h>
          </table:table-cell>
          <table:table-cell table:style-name="Tabela3.A2" office:value-type="string">
            <text:h text:style-name="P3" text:outline-level="1"><text:span text:style-name="T3">REAGENTE</text:span></text:h>
          </table:table-cell>
        </table:table-row>
        <table:table-row table:style-name="Tabela3.3">
          <table:table-cell table:style-name="Tabela3.A2" office:value-type="string">
            <text:h text:style-name="P3" text:outline-level="1"><text:span text:style-name="T3">Teste rápido INFLUENZA</text:span></text:h>
          </table:table-cell>
          <table:table-cell table:style-name="Tabela3.A2" office:value-type="string">
            <text:h text:style-name="P3" text:outline-level="1"><text:span text:style-name="T3">REAGENTE</text:span></text:h>
          </table:table-cell>
        </table:table-row>
        <table:table-row table:style-name="Tabela3.4">
          <table:table-cell table:style-name="Tabela3.A2" office:value-type="string">
            <text:p text:style-name="P1"><text:span text:style-name="T7">Teste rápido COVID</text:span></text:p>
          </table:table-cell>
          <table:table-cell table:style-name="Tabela3.A2" office:value-type="string">
            <text:p text:style-name="P1"><text:span text:style-name="T7">REAGENTE</text:span></text:p>
          </table:table-cell>
        </table:table-row>
        <table:table-row table:style-name="Tabela3.1">
          <table:table-cell table:style-name="Tabela3.A2" office:value-type="string">
            <text:p text:style-name="P1"><text:span text:style-name="T7">BAAR</text:span></text:p>
          </table:table-cell>
          <table:table-cell table:style-name="Tabela3.A2" office:value-type="string">
            <text:p text:style-name="P1"><text:span text:style-name="T7">POSITIVO</text:span></text:p>
          </table:table-cell>
        </table:table-row>
        <table:table-row table:style-name="Tabela3.1">
          <table:table-cell table:style-name="Tabela3.A2" office:value-type="string">
            <text:p text:style-name="P1"><text:span text:style-name="T7">Teste rápido </text:span><text:span text:style-name="T8">B</text:span><text:span text:style-name="T7">HCG</text:span></text:p>
          </table:table-cell>
          <table:table-cell table:style-name="Tabela3.A2" office:value-type="string">
            <text:p text:style-name="P1"><text:span text:style-name="T7">POSITIVO</text:span></text:p>
          </table:table-cell>
        </table:table-row>
        <table:table-row table:style-name="Tabela3.1">
          <table:table-cell table:style-name="Tabela3.A2" office:value-type="string">
            <text:p text:style-name="P1"><text:span text:style-name="T7">Teste rápido HBSAG</text:span></text:p>
          </table:table-cell>
          <table:table-cell table:style-name="Tabela3.A2" office:value-type="string">
            <text:p text:style-name="P1"><text:span text:style-name="T7">REAGENTE</text:span></text:p>
          </table:table-cell>
        </table:table-row>
        <table:table-row table:style-name="Tabela3.1">
          <table:table-cell table:style-name="Tabela3.A2" office:value-type="string">
            <text:p text:style-name="P1"><text:span text:style-name="T7">Teste rápido HCV</text:span></text:p>
          </table:table-cell>
          <table:table-cell table:style-name="Tabela3.A2" office:value-type="string">
            <text:p text:style-name="P1"><text:span text:style-name="T7">REAGENTE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1.27cm" fo:margin-right="0cm" fo:hyphenation-ladder-count="no-limit" fo:text-indent="0cm" style:auto-text-indent="false" style:vertical-align="auto"/>
      <style:text-properties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 fo:orphans="2" fo:widows="2" fo:hyphenation-ladder-count="no-limit"/>
      <style:text-properties fo:color="#000000" style:letter-kerning="false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30T10:46:24.713000000</meta:creation-date>
    <meta:print-date>2025-04-30T10:53:37.525000000</meta:print-date>
    <dc:date>2025-04-30T10:53:54.929000000</dc:date>
    <meta:editing-duration>PT7M30S</meta:editing-duration>
    <meta:editing-cycles>1</meta:editing-cycles>
    <meta:document-statistic meta:table-count="3" meta:image-count="0" meta:object-count="0" meta:page-count="2" meta:paragraph-count="84" meta:word-count="189" meta:character-count="1033" meta:non-whitespace-character-count="883"/>
    <meta:generator>LibreOffice/6.4.1.2$Windows_X86_64 LibreOffice_project/4d224e95b98b138af42a64d84056446d09082932</meta:generator>
  </office:meta>
</office:document-meta>
</file>